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76b3" officeooo:paragraph-rsid="000876b3"/>
    </style:style>
    <style:style style:name="P2" style:family="paragraph" style:parent-style-name="Standard">
      <style:text-properties style:text-underline-style="solid" style:text-underline-width="auto" style:text-underline-color="font-color" officeooo:rsid="000876b3" officeooo:paragraph-rsid="000876b3"/>
    </style:style>
    <style:style style:name="P3" style:family="paragraph" style:parent-style-name="Standard">
      <style:text-properties style:text-underline-style="none" officeooo:rsid="000876b3" officeooo:paragraph-rsid="000876b3"/>
    </style:style>
    <style:style style:name="P4" style:family="paragraph" style:parent-style-name="Standard">
      <style:text-properties style:text-underline-style="none" officeooo:rsid="000a1891" officeooo:paragraph-rsid="000a1891"/>
    </style:style>
    <style:style style:name="P5" style:family="paragraph" style:parent-style-name="Standard">
      <style:text-properties style:text-underline-style="none" officeooo:rsid="000a6f3b" officeooo:paragraph-rsid="000a6f3b"/>
    </style:style>
    <style:style style:name="P6" style:family="paragraph" style:parent-style-name="Table_20_Contents">
      <style:paragraph-properties fo:text-align="center" style:justify-single-word="false"/>
      <style:text-properties officeooo:rsid="000a6f3b" officeooo:paragraph-rsid="000a6f3b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officeooo:rsid="000a18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indows</text:p>
      <text:p text:style-name="P1">“type nul &gt; nombreArchivo.extension” crear archivo vacio con la extensión que quieras</text:p>
      <text:p text:style-name="P1">“ipconfig” mirar la configuración ip</text:p>
      <text:p text:style-name="P1">“nombreComando &gt; nombreArchivo” para que el archivo contenga el resultado del comando</text:p>
      <text:p text:style-name="P1">“cd” para moverse de carpetas</text:p>
      <text:p text:style-name="P1">“mkdir nombreCarpeta” para crear carpetas</text:p>
      <text:p text:style-name="P1">“move nombreArchivo nombreCarpeta” para mover un archivo a una carpeta</text:p>
      <text:p text:style-name="P1">“attrib +r +h nombreArchivo/Carpeta” para cambiar atributos. +r solo lectura +h para ser oculto</text:p>
      <text:p text:style-name="P2">Ubuntu</text:p>
      <text:p text:style-name="P5">cat -&gt; muestre el contenido del archivo</text:p>
      <text:p text:style-name="P5">pwd -&gt; directorio actual</text:p>
      <text:p text:style-name="P5">rm -r nombreFichero/Archivo -&gt; para borrar </text:p>
      <text:p text:style-name="P3">“mkdir nombreCarpeta” crear carpeta puedes ponerle la direccion para crearla donde quieras (tanto absoluta como relativa)</text:p>
      <text:p text:style-name="P3">“touch nombreArchivo” crear archivo vacio</text:p>
      <text:p text:style-name="P3">“echo “texto” » nombreArchivo” crear archivo con texto o meterle texto a un archivo</text:p>
      <text:p text:style-name="P3">“cat nombreArchivo” ver lo que tiene el archivo</text:p>
      <text:p text:style-name="P3">“cp archivo/carpetaACopiar nombreDeLaCopia” copia un archivo (puedes ponerle la direccion)</text:p>
      <text:p text:style-name="P3">“&amp;&amp;” para poner varios comandos de seguido, hace primero el de la derecha</text:p>
      <text:p text:style-name="P3">tar -cvf nombreTar <text:span text:style-name="T1">carpetas/ficheros -&gt; comprime las carpetas o ficheros</text:span></text:p>
      <text:p text:style-name="P4">ls | grep ^t &gt; nombreFichero -&gt; lista todos los ficheros que empiecen por t y los guarda en el fichero</text:p>
      <text:p text:style-name="P4">ls t* &gt;&gt; nombreFichero -&gt; lista todos los ficheros que empiecen por t y los guarda en el fichero</text:p>
      <text:p text:style-name="P4">ls | grep t$ -&gt; lista todos los ficheros que terminan en t</text:p>
      <text:p text:style-name="P4">ls *.py &gt;&gt; nombreFichero -&gt; lista todos los ficheros que acaban en .py y los guarda en el ficheros</text:p>
      <text:p text:style-name="P4">ls *br* -&gt; lista todos los ficheros que contengan br</text:p>
      <text:p text:style-name="P4">ls -ld .* -&gt; lista todos los archivos ocultos</text:p>
      <text:p text:style-name="P4">mv origen destino -&gt; para mover un archivo, Ej: mv busqueda_t.txt bin_busqueda: mueve el fichero busqueda a la carpeta bin busqueda</text:p>
      <text:p text:style-name="P4">ln -s carpeta/fichero nombreDelLink -&gt; crea un enlace simbólico ("acceso directo"), si se borra el original, este pierde la referencia</text:p>
      <text:p text:style-name="P4">ln carpeta/fhicero nombreDelLink -&gt; crea un enlace duro, si se borra el original, este no pierde la referencia</text:p>
      <text:p text:style-name="P5">mv nombreArchivo/fichero .nombreArchivo/fichero -&gt; para ponerlo oculto</text:p>
      <text:p text:style-name="P5">chown -&gt; para modificar el propietario del fichero</text:p>
      <text:p text:style-name="P5">chmod xxx nombreFichero/archivo -&gt; para cambiar los permisos, la primera x para el propietario, la segunda x para el grupo y la 3 para el resto de usuarios</text:p>
      <text:p text:style-name="P5">r -&gt; lectura, w-&gt;escritura, x-&gt;ejecucion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6">0</text:p>
          </table:table-cell>
          <table:table-cell table:style-name="Tabla1.A1" office:value-type="string">
            <text:p text:style-name="P6">---</text:p>
          </table:table-cell>
          <table:table-cell table:style-name="Tabla1.C1" office:value-type="string">
            <text:p text:style-name="P6">000</text:p>
          </table:table-cell>
        </table:table-row>
        <table:table-row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--x</text:p>
          </table:table-cell>
          <table:table-cell table:style-name="Tabla1.C2" office:value-type="string">
            <text:p text:style-name="P6">001</text:p>
          </table:table-cell>
        </table:table-row>
        <table:table-row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-w-</text:p>
          </table:table-cell>
          <table:table-cell table:style-name="Tabla1.C2" office:value-type="string">
            <text:p text:style-name="P6">010</text:p>
          </table:table-cell>
        </table:table-row>
        <table:table-row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-wx</text:p>
          </table:table-cell>
          <table:table-cell table:style-name="Tabla1.C2" office:value-type="string">
            <text:p text:style-name="P6">011</text:p>
          </table:table-cell>
        </table:table-row>
        <table:table-row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r--</text:p>
          </table:table-cell>
          <table:table-cell table:style-name="Tabla1.C2" office:value-type="string">
            <text:p text:style-name="P6">100</text:p>
          </table:table-cell>
        </table:table-row>
        <table:table-row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6">r-x</text:p>
          </table:table-cell>
          <table:table-cell table:style-name="Tabla1.C2" office:value-type="string">
            <text:p text:style-name="P6">101</text:p>
          </table:table-cell>
        </table:table-row>
        <table:table-row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6">rw-</text:p>
          </table:table-cell>
          <table:table-cell table:style-name="Tabla1.C2" office:value-type="string">
            <text:p text:style-name="P6">110</text:p>
          </table:table-cell>
        </table:table-row>
        <table:table-row>
          <table:table-cell table:style-name="Tabla1.A2" office:value-type="string">
            <text:p text:style-name="P6">7</text:p>
          </table:table-cell>
          <table:table-cell table:style-name="Tabla1.A2" office:value-type="string">
            <text:p text:style-name="P6">rwx</text:p>
          </table:table-cell>
          <table:table-cell table:style-name="Tabla1.C2" office:value-type="string">
            <text:p text:style-name="P6">111</text:p>
          </table:table-cell>
        </table:table-row>
      </table:table>
      <text:p text:style-name="P7">ls -d (no entra en los directorios)</text:p>
      <text:p text:style-name="P7">ls -I (busca lo contrario a lo que buscas)</text:p>
      <text:p text:style-name="P7">pero si quiers que no entre en los directorios y sea diferente a lo que buscas no puedes usar -Id por que -d anula -I</text:p>
      <text:p text:style-name="P7"><text:soft-page-break/></text:p>
      <text:p text:style-name="P7">ls directorio | grep -v [a-n]^ → -v hace que se busque lo contrario a [a-n]</text:p>
      <text:p text:style-name="P7"/>
      <text:p text:style-name="P7">copiar un directorio entero: cp -r origen destino</text:p>
      <text:p text:style-name="P5">para crear un directorio en arbol: mkdir -p Prueba1/Prueba2 → crea Prueba1 y despues Prueba2 dentro de Prueba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56M11S</meta:editing-duration>
    <meta:editing-cycles>4</meta:editing-cycles>
    <meta:generator>LibreOffice/7.4.2.3$Windows_X86_64 LibreOffice_project/382eef1f22670f7f4118c8c2dd222ec7ad009daf</meta:generator>
    <dc:date>2023-03-18T09:23:57.357000000</dc:date>
    <meta:document-statistic meta:table-count="1" meta:image-count="0" meta:object-count="0" meta:page-count="2" meta:paragraph-count="62" meta:word-count="464" meta:character-count="2712" meta:non-whitespace-character-count="2310"/>
  </office:meta>
</office:document-meta>
</file>